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svg:stroke-color="#000000" draw:marker-start="" draw:marker-end="" draw:fill="none" draw:fill-color="#ffffff" draw:textarea-vertical-align="middle"/>
    </style:style>
    <style:style style:name="gr4" style:family="graphic" style:parent-style-name="standard">
      <style:graphic-properties svg:stroke-color="#000000" draw:marker-start="" draw:marker-end="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1cm" svg:height="0.941cm" svg:x="8.719cm" svg:y="7.752cm">
          <text:p text:style-name="P1">E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06cm" svg:height="0.762cm" svg:x="2.763cm" svg:y="10.652cm">
          <text:p text:style-name="P1">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8cm" svg:height="0.762cm" svg:x="9.524cm" svg:y="10.498cm">
          <text:p text:style-name="P1">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79cm" svg:height="0.889cm" svg:x="15.658cm" svg:y="10.347cm">
          <text:p text:style-name="P1">Jo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54cm" svg:height="0.762cm" svg:x="1.762cm" svg:y="13.473cm">
          <text:p text:style-name="P1">Hum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255cm" svg:height="0.762cm" svg:x="5.629cm" svg:y="13.527cm">
          <text:p text:style-name="P1">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34cm" svg:height="0.868cm" svg:x="9.509cm" svg:y="17.421cm">
          <text:p text:style-name="P2"><text:span text:style-name="T1">ObjectListStam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4.867cm" svg:height="0.889cm" svg:x="1.086cm" svg:y="18.392cm">
          <text:p text:style-name="P3"><text:span text:style-name="T2">HumanListStamp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0.889cm" svg:x="6.08cm" svg:y="19.394cm">
          <text:p text:style-name="P2"><text:span text:style-name="T1">RobotListStam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04cm" svg:height="0.889cm" svg:x="2.513cm" svg:y="2.778cm">
          <text:p text:style-name="P1">F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754cm" svg:height="0.889cm" svg:x="15.282cm" svg:y="2.778cm">
          <text:p text:style-name="P1">Ar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8cm" svg:height="1.016cm" svg:x="2.388cm" svg:y="4.937cm">
          <text:p text:style-name="P1">Fact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81cm" svg:height="1.016cm" svg:x="15.407cm" svg:y="4.81cm">
          <text:p text:style-name="P1">AreaLi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43cm" svg:y1="10.525cm" svg:x2="9.524cm" svg:y2="8.62cm">
          <text:p/>
        </draw:line>
        <draw:line draw:style-name="gr2" draw:text-style-name="P1" draw:layer="layout" svg:x1="10.652cm" svg:y1="10.725cm" svg:x2="10.66cm" svg:y2="8.652cm">
          <text:p/>
        </draw:line>
        <draw:line draw:style-name="gr2" draw:text-style-name="P1" draw:layer="layout" svg:x1="16.534cm" svg:y1="10.271cm" svg:x2="12.278cm" svg:y2="8.366cm">
          <text:p/>
        </draw:line>
        <draw:line draw:style-name="gr2" draw:text-style-name="P1" draw:layer="layout" svg:x1="3.014cm" svg:y1="13.446cm" svg:x2="4.266cm" svg:y2="11.541cm">
          <text:p/>
        </draw:line>
        <draw:line draw:style-name="gr2" draw:text-style-name="P1" draw:layer="layout" svg:x1="7.395cm" svg:y1="13.446cm" svg:x2="5.893cm" svg:y2="11.541cm">
          <text:p/>
        </draw:line>
        <draw:line draw:style-name="gr3" draw:text-style-name="P1" draw:layer="layout" svg:x1="3.014cm" svg:y1="14.335cm" svg:x2="3.032cm" svg:y2="18.018cm">
          <text:p/>
        </draw:line>
        <draw:line draw:style-name="gr3" draw:text-style-name="P1" draw:layer="layout" svg:x1="7.646cm" svg:y1="14.335cm" svg:x2="7.731cm" svg:y2="18.907cm">
          <text:p/>
        </draw:line>
        <draw:line draw:style-name="gr3" draw:text-style-name="P1" draw:layer="layout" svg:x1="11.526cm" svg:y1="11.287cm" svg:x2="11.541cm" svg:y2="17.002cm">
          <text:p/>
        </draw:line>
        <draw:custom-shape draw:style-name="gr4" draw:text-style-name="P1" draw:layer="layout" svg:width="0.375cm" svg:height="0.635cm" svg:x="2.878cm" svg:y="17.89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draw:layer="layout" svg:width="0.375cm" svg:height="0.635cm" svg:x="7.55cm" svg:y="18.85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draw:layer="layout" svg:width="0.376cm" svg:height="0.762cm" svg:x="11.392cm" svg:y="16.694cm">
          <text:p/>
          <draw:enhanced-geometry svg:viewBox="0 0 21600 21600" draw:glue-points="10800 0 0 10800 10800 21600 21600 10800" draw:text-areas="5400 5400 16200 16200" draw:mirror-horizontal="false" draw:mirror-vertical="true" draw:type="diamond" draw:enhanced-path="M 10800 0 L 21600 10800 10800 21600 0 10800 10800 0 Z N"/>
        </draw:custom-shape>
        <draw:line draw:style-name="gr3" draw:text-style-name="P1" draw:layer="layout" svg:x1="3.89cm" svg:y1="3.667cm" svg:x2="3.89cm" svg:y2="4.683cm">
          <text:p/>
        </draw:line>
        <draw:line draw:style-name="gr3" draw:text-style-name="P1" draw:layer="layout" svg:x1="17.035cm" svg:y1="3.667cm" svg:x2="17.035cm" svg:y2="4.683cm">
          <text:p/>
        </draw:line>
        <draw:custom-shape draw:style-name="gr4" draw:text-style-name="P1" draw:layer="layout" svg:width="0.376cm" svg:height="0.381cm" svg:x="3.666cm" svg:y="4.55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draw:layer="layout" svg:width="0.376cm" svg:height="0.381cm" svg:x="16.875cm" svg:y="4.45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72cm" fo:margin-bottom="7.115cm" fo:margin-left="1cm" fo:margin-right="2.02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09:20:29.029035898</meta:creation-date>
    <dc:date>2016-06-22T15:22:23.537839644</dc:date>
    <meta:editing-duration>PT38M59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